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P1" style:family="paragraph" style:parent-style-name="Standard">
      <style:text-properties officeooo:paragraph-rsid="00120614"/>
    </style:style>
    <style:style style:name="T1" style:family="text">
      <style:text-properties fo:color="#e03e2d" loext:opacity="100%"/>
    </style:style>
    <style:style style:name="T2" style:family="text">
      <style:text-properties officeooo:rsid="001206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Oblig6Alt3_Teor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DejaVu Sans" style:font-size-asian="10.5pt" style:language-asian="zxx" style:country-asian="none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DejaVu Sans" style:font-size-asian="10.5pt" style:language-asian="zxx" style:country-asian="none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2:27:20.159467674</meta:creation-date>
    <dc:date>2023-04-13T15:27:10.417902791</dc:date>
    <meta:editing-duration>PT2H10M21S</meta:editing-duration>
    <meta:editing-cycles>1</meta:editing-cycles>
    <meta:document-statistic meta:table-count="0" meta:image-count="0" meta:object-count="0" meta:page-count="1" meta:paragraph-count="1" meta:word-count="1" meta:character-count="16" meta:non-whitespace-character-count="16"/>
    <meta:generator>LibreOffice/7.3.7.2$Linux_X86_64 LibreOffice_project/30$Build-2</meta:generator>
  </office:meta>
</office:document-meta>
</file>